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1" svg:font-family="'DejaVu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Normal">
      <style:text-properties fo:font-weight="bold" style:font-weight-asian="bold"/>
    </style:style>
    <style:style style:name="P3" style:family="paragraph" style:parent-style-name="Normal">
      <style:text-properties fo:color="#ff0000" fo:font-weight="bold" style:font-weight-asian="bold"/>
    </style:style>
    <style:style style:name="P4" style:family="paragraph" style:parent-style-name="Normal">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style>
    <style:style style:name="P5" style:family="paragraph" style:parent-style-name="Normal">
      <style:text-properties fo:font-size="16pt" fo:font-weight="bold" style:font-size-asian="16pt" style:font-weight-asian="bold"/>
    </style:style>
    <style:style style:name="P6" style:family="paragraph" style:parent-style-name="Normal">
      <style:text-properties fo:font-weight="normal" style:font-weight-asian="normal" style:font-weight-complex="normal"/>
    </style:style>
    <style:style style:name="P7" style:family="paragraph" style:parent-style-name="Normal">
      <style:text-properties fo:font-size="12pt" fo:font-weight="normal" style:font-size-asian="12pt" style:font-weight-asian="normal" style:font-size-complex="12pt" style:font-weight-complex="normal"/>
    </style:style>
    <style:style style:name="P8" style:family="paragraph" style:parent-style-name="Normal">
      <style:text-properties fo:font-size="10pt" fo:font-weight="normal" style:font-size-asian="10pt" style:font-weight-asian="normal" style:font-size-complex="10pt" style:font-weight-complex="normal"/>
    </style:style>
    <style:style style:name="P9" style:family="paragraph" style:parent-style-name="Normal">
      <style:text-properties fo:font-size="20pt" fo:font-weight="bold" style:font-size-asian="20pt" style:font-weight-asian="bold"/>
    </style:style>
    <style:style style:name="P10" style:family="paragraph" style:parent-style-name="Normal" style:master-page-name="MP0">
      <style:paragraph-properties style:page-number="auto" fo:break-before="page"/>
      <style:text-properties fo:font-size="18pt" style:text-underline-style="solid" style:text-underline-width="auto" style:text-underline-color="font-color" fo:font-weight="bold" style:text-underline-mode="continuous" style:text-overline-mode="continuous" style:text-line-through-mode="continuous" style:font-size-asian="18pt" style:font-weight-asian="bold"/>
    </style:style>
    <style:style style:name="P11" style:family="paragraph" style:parent-style-name="List_20_Paragraph" style:list-style-name="L1"/>
    <style:style style:name="P12" style:family="paragraph" style:parent-style-name="List_20_Paragraph" style:list-style-name="L2"/>
    <style:style style:name="P13" style:family="paragraph" style:parent-style-name="List_20_Paragraph" style:list-style-name="L3"/>
    <style:style style:name="P14" style:family="paragraph" style:parent-style-name="List_20_Paragraph" style:list-style-name="L4"/>
    <style:style style:name="P15" style:family="paragraph" style:parent-style-name="List_20_Paragraph" style:list-style-name="L5"/>
    <style:style style:name="T1" style:family="text">
      <style:text-properties fo:color="#ff0000" fo:font-weight="bold" style:font-weight-asian="bold"/>
    </style:style>
    <style:style style:name="T2" style:family="text">
      <style:text-properties fo:color="#ff0000" style:text-underline-style="solid" style:text-underline-width="auto" style:text-underline-color="font-color" fo:font-weight="bold" style:font-weight-asian="bold"/>
    </style:style>
    <style:style style:name="T3" style:family="text">
      <style:text-properties fo:language="en" fo:country="US"/>
    </style:style>
    <style:style style:name="T4" style:family="text">
      <style:text-properties fo:font-weight="bold" style:font-weight-asian="bold"/>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space-before="0.25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penSUSE®'ye Hoş Geldiniz</text:p>
      <text:p text:style-name="Normal"/>
      <text:p text:style-name="Normal">Merhaba! Biz uluslararası openSUSE <text:span text:style-name="T3">Topluluğuyuz</text:span>—Gelecek için kaliteli, kullanışlı ve dayanıklı Linux Dağıtımı üretmekteyiz.</text:p>
      <text:p text:style-name="Normal"/>
      <text:p text:style-name="Normal"><text:span text:style-name="Default_20_Paragraph_20_Font"><text:span text:style-name="T4">Biz Neler Yapıyoruz</text:span></text:span></text:p>
      <text:p text:style-name="Normal">Biz harika Linux dağıtımı hazırlamakla beraber bu dağıtımın yanında kullanabileceğiniz araçları da sizlere sunuyoruz. Biz yeni bir teknolojinin yaratılmasının, özgürce, büyük bir toplulukla daha başarılı, kolay ve eğlenceli bir biçimde yapılacağına inanıyoruz. </text:p>
      <text:p text:style-name="Normal"/>
      <text:p text:style-name="Normal"><text:span text:style-name="Default_20_Paragraph_20_Font"><text:span text:style-name="T4">Birlikte Çalışma</text:span></text:span></text:p>
      <text:p text:style-name="Normal">Biz, yaygın bir şekilde, Özgür Yazılım Topluluğu ve diğer Linux Dağıtımları ve özellikle kendi teknolojilerini yaratmak isteyen gönüllülerle beraber çalışarak ortak projeler yapıyoruz.</text:p>
      <text:p text:style-name="Normal"/>
      <text:p text:style-name="P2">Size Yardımcı Olma</text:p>
      <text:p text:style-name="Normal">Yeni veya teccübeli bir kullanıcısınız. Hiç farketmez. OpenSUSE size yazılım derleme ve hazırladığınız yazılımları dağıtma konusunda ihtiyaç duyacağınız tüm yardımcı araçları sağlamaktan gurur duymaktadır.</text:p>
      <text:p text:style-name="Normal"/>
      <text:p text:style-name="P3">Bizimle openSUSE.org adresinde buluşun.</text:p>
      <text:p text:style-name="Normal"/>
      <text:p text:style-name="Normal"/>
      <text:p text:style-name="P4">Açık Fikirler için Linux</text:p>
      <text:p text:style-name="Normal">(include 4 logos)</text:p>
      <text:p text:style-name="Normal"/>
      <text:p text:style-name="P5"/>
      <text:p text:style-name="P4">Herkes İçin Linux</text:p>
      <text:p text:style-name="Normal"/>
      <text:p text:style-name="P2">Son Kullanıcılar İçin</text:p>
      <text:p text:style-name="P6">openSUSE dağıtımı son kullanıcıların benzersiz grafikler tasarlamasına, endüstri standardlarında ofis dökümanı ve sunum hazırlamasına, video üretebilmesine, içerdiği birden çok tarayıcı ile internette sörf yapabilmesine, e-postalarını yönetebilmesine ve kendi içinde barındırdığı geniş uygulama yelpazesi sayesinde güvenli ve uyumlu bir şekilde son kullanıcının çalışabilmesine olanak tanır. Bilgisayarına istediği zaman istediği yerde ihtiyaç duyan kişilere farklı grafik arabirimleri ile hazırlanmış bir dağıtımdır</text:p>
      <text:p text:style-name="Normal"/>
      <text:p text:style-name="Normal"><text:span text:style-name="Default_20_Paragraph_20_Font"><text:span text:style-name="T4">Sistem Yöneticileri İçin</text:span></text:span></text:p>
      <text:p text:style-name="P7">openSUSE dağıtımı her türlü ağ ve sistem üzerindeki yönetim ve bakım işlemlerinde ihtiyaç duyulacak bir çok yardımcı programı ve diğerlerini sahip olduğu geniş uygulama yelpazesi ile kullanıcıların hizmetine sunmuştur. YaST programı Sistem Yönetimi tarafında sağladığı kolayıklar, sağlam ve kararlı yapısı ile uzman kullanıcıların her zaman yanında olarak rahat bir nefes almalarını sağlamıştır.</text:p>
      <text:p text:style-name="P8"/>
      <text:p text:style-name="Normal"><text:span text:style-name="Default_20_Paragraph_20_Font"><text:span text:style-name="T4">Uygulama Geliştiriciler İçin</text:span></text:span></text:p>
      <text:p text:style-name="P1"><text:span text:style-name="T5">openSUSE Sistem ve Yazılım Geliştiricileri için kararlı, esnek bir çalışma ortamı sağlayabilmek </text:span><text:soft-page-break/><text:span text:style-name="T5">için ihtiyaç duyulan tüm yeterliliğe sahiptir. Barındırdığı geniş uygulama yelpazesi sayesinde yazılım geliştiricilerin ihtiyaç duydukları birçok açık kaynak kodlu standard ve özel kütüphaneleri barındırmaktadır.</text:span></text:p>
      <text:p text:style-name="P3">openSUSE'yi deneyin download.opensuse.org</text:p>
      <text:p text:style-name="P9">openSUSE'yi vazgeçilmez yapan özellikleri</text:p>
      <text:p text:style-name="P5"/>
      <text:p text:style-name="P4">SUSE Studio</text:p>
      <text:p text:style-name="Normal"/>
      <text:p text:style-name="P2">COOL</text:p>
      <text:list xml:id="list1870321353" text:style-name="L1">
        <text:list-item>
          <text:p text:style-name="P11">Standard Web Tarayıcınızı kullanarak tamamen size özel paketleriniz, scriptleriniz ve temalarınız ile dağıtımlar hazırlayın.</text:p>
        </text:list-item>
        <text:list-item>
          <text:p text:style-name="P11">Son sürüm openSUSE veya Lider Kurumsal Linux Dağıtımı olan SUSE Linux Enterprise Server dağıtımları hazırlayın.</text:p>
        </text:list-item>
      </text:list>
      <text:p text:style-name="Normal"/>
      <text:p text:style-name="P2">COOL++</text:p>
      <text:list xml:id="list665246111" text:style-name="L2">
        <text:list-item>
          <text:p text:style-name="P12">Hazırladığınız işletim sistemine uzaktan SSH(Secure Shell) veya web tarayıcınız ile direk bağlanın ve yaptığınız değişikliklerin direk olarak hazırlamış olduğunuz dağıtım imajına yansımasını sağlayın. Hazırladığınız imaj dosyasını VMware, KVM ve Canlı/Live CD/USB veya bir tıklama ile Amazon EC2 bulut ortamına gönderin.</text:p>
        </text:list-item>
        <text:list-item>
          <text:p text:style-name="P12">Hazırladığınız dağıtımı kolayca web üzerinden yönetebilmeniz için WebYaST yönetim programı direk olarak dağıtımların içine eklenmiştir.</text:p>
        </text:list-item>
        <text:list-item>
          <text:p text:style-name="P12">Hazırlamış olduğunuz dağıtımın özelliklerini KIWI XML dosyası olarak çıktı alarak ilgili dosyayı OBS'e aktarıp OBS üzerinde çalışmaya devam edebilirsiniz.</text:p>
        </text:list-item>
      </text:list>
      <text:p text:style-name="Normal"/>
      <text:p text:style-name="P3">Suse Studio'yu deneyin <text:span text:style-name="T6">susestudio.com</text:span></text:p>
      <text:p text:style-name="Normal"/>
      <text:p text:style-name="P5"/>
      <text:p text:style-name="P4">Açık Üretim Sistemi(OBS)</text:p>
      <text:p text:style-name="Normal"/>
      <text:p text:style-name="P2">COOL</text:p>
      <text:list xml:id="list2031412321" text:style-name="L3">
        <text:list-item>
          <text:p text:style-name="P13">(deb, rpm, tgz, exe) veya farklı mimariler için (ARMv5/v7, x86, x86_64) güçlü üretim sistemi </text:p>
        </text:list-item>
      </text:list>
      <text:p text:style-name="Normal"/>
      <text:p text:style-name="P2">COOL++</text:p>
      <text:list xml:id="list1815788760" text:continue-numbering="true" text:style-name="L3">
        <text:list-item>
          <text:p text:style-name="P13">Program kodlarını git ve svn gibi depolardan direk çekerek her bir paketi yeni bir sanal sunucu üzerinde derleyerek tekrarlanabilir güvenli sonuçlar üretmektedir.</text:p>
        </text:list-item>
        <text:list-item>
          <text:p text:style-name="P13">Önerdiği kendi API'si ile uygulamaların ve diğer üretim sistemlerinin bir bütün <text:s/>olarak kararlı bir şekilde çalışmasını sağlar.</text:p>
        </text:list-item>
        <text:list-item>
          <text:p text:style-name="P13">Takım olarak çalışabilmeniz için güçlü ve sağlam iş birliği özelliklerini barındırır, bu sayede proje süresince gelebilecek bir çok talep(fork, merge vs) kolaylıkla karşılabilinir.</text:p>
        </text:list-item>
        <text:list-item>
          <text:p text:style-name="P13">build.opensuse.org servisi şu anda 6 farklı mimari üzerinde 27 Linux Dağıtımını desteklemekle beraber, 30,000'den fazla kullanıcı ile 150,000 paketi <text:soft-page-break/>hazırlamaktadır.</text:p>
        </text:list-item>
        <text:list-item>
          <text:p text:style-name="P13">OBS, Dell ve VLC şirketi ve projeleri tarafından direk altyapıda kullanılmaktadır.</text:p>
        </text:list-item>
        <text:list-item>
          <text:p text:style-name="P13">KIWI aracına teşekkür ederiz. KIWI aracı ile OBS bir çok farklı tipte, format da ve mimari de imajlar üretebilmektedir.</text:p>
        </text:list-item>
      </text:list>
      <text:p text:style-name="Normal"/>
      <text:p text:style-name="P3">OBS hakkında ayrıntılı bilgiye <text:span text:style-name="T6">openbuildservice.org</text:span> sitesinden ulaşabilirsiniz.</text:p>
      <text:p text:style-name="Normal"/>
      <text:p text:style-name="P4"/>
      <text:p text:style-name="P4"/>
      <text:p text:style-name="P4"/>
      <text:p text:style-name="P4">Tumbleweed</text:p>
      <text:p text:style-name="Normal"/>
      <text:p text:style-name="P2">COOL</text:p>
      <text:list xml:id="list144266420" text:style-name="L4">
        <text:list-item>
          <text:p text:style-name="P14">Tumbleweed Projesi kullanıcıların en yeni ve kararlı yazılımları kullanmalarına olanak sağlar ve güncellemeleri hızlı ve seri bir şekilde yapması ile birlikte sisteminizde ciddi problemlerin oluşma riskini azaltır.</text:p>
        </text:list-item>
      </text:list>
      <text:p text:style-name="P2"/>
      <text:p text:style-name="P2">COOL++</text:p>
      <text:list xml:id="list625779429" text:continue-numbering="true" text:style-name="L4">
        <text:list-item>
          <text:p text:style-name="P14">Her zaman kararlı, son sürüm yazılımlar ile çalışma imkanı.</text:p>
        </text:list-item>
        <text:list-item>
          <text:p text:style-name="P14">İstenildiği zaman Tumbleweed yazılım deposu sistemden kaldırılarak sisteminizin tekrardan standard openSUSE paketleri ile çalışması sağlanabilir.</text:p>
        </text:list-item>
        <text:list-item>
          <text:p text:style-name="P14">openSUSE Tumbleweed projesi yeni ve gelişmekte olan bir projedir. Proje felsefesi ve başarısı sebebi ile özgür yazılım gönüllülerinin her türlü katılımını beklemektedir.</text:p>
        </text:list-item>
      </text:list>
      <text:p text:style-name="Normal"/>
      <text:p text:style-name="P3">Ayrıntılı bilgi için <text:span text:style-name="T6">opensuse.org/tumbleweed</text:span></text:p>
      <text:p text:style-name="Normal"/>
      <text:p text:style-name="Normal"/>
      <text:p text:style-name="Normal"/>
      <text:p text:style-name="P4">Özgür Tercihler</text:p>
      <text:p text:style-name="Normal"/>
      <text:p text:style-name="P2">COOL</text:p>
      <text:list xml:id="list1801641470" text:continue-numbering="true" text:style-name="L4">
        <text:list-item>
          <text:p text:style-name="P14">openSUSE özgür bir yazılımdır, istenilmesi durumunda flash ve medya eklentileri kolaylıkla sisteminize yüklenebilir..</text:p>
        </text:list-item>
      </text:list>
      <text:p text:style-name="Normal"/>
      <text:p text:style-name="P2">COOL++</text:p>
      <text:list xml:id="list1222961216" text:continue-numbering="true" text:style-name="L4">
        <text:list-item>
          <text:p text:style-name="P14">GNOME, KDE, LXDE ve XFCE gibi lider masaüstü ortamları eksiksiz desteklenir ve standard kurulum DVD'si adresinize göderilebilir.</text:p>
        </text:list-item>
      </text:list>
      <text:p text:style-name="Normal"/>
      <text:p text:style-name="P3">openSUSE'yi <text:span text:style-name="T6">download.opensuse.org adresinden indirebilirsiniz.</text:span></text:p>
      <text:p text:style-name="Normal"/>
      <text:p text:style-name="Normal"/>
      <text:p text:style-name="P5">openQA</text:p>
      <text:p text:style-name="Normal"/>
      <text:p text:style-name="P2"><text:soft-page-break/>COOL</text:p>
      <text:list xml:id="list1297369501" text:continue-numbering="true" text:style-name="L4">
        <text:list-item>
          <text:p text:style-name="P14">Her Türlü yazılımın tam otomatik testi</text:p>
        </text:list-item>
        <text:list-item>
          <text:p text:style-name="P14">Sıklıkla ekran çıktıları alıp saklar ve çıktıyı olması gereken çıktı ile karşılaştırır</text:p>
        </text:list-item>
        <text:list-item>
          <text:p text:style-name="P14">Kolay web arayüzü</text:p>
        </text:list-item>
      </text:list>
      <text:p text:style-name="Normal"/>
      <text:p text:style-name="P2">COOL++</text:p>
      <text:list xml:id="list1216574503" text:style-name="L5">
        <text:list-item>
          <text:p text:style-name="P15">Kolay test script yazımı<text:bookmark-start text:name="_GoBack"/><text:bookmark-end text:name="_GoBack"/></text:p>
        </text:list-item>
        <text:list-item>
          <text:p text:style-name="P15">Ekran çıktılarını video olarak bir bütün şeklinde indirmenize olanak sağlar.</text:p>
        </text:list-item>
      </text:list>
      <text:p text:style-name="Normal"/>
      <text:p text:style-name="Normal"><text:span text:style-name="Default_20_Paragraph_20_Font"><text:span text:style-name="T1">Openqa sistemini </text:span></text:span><text:span text:style-name="Default_20_Paragraph_20_Font"><text:span text:style-name="T2">openqa.opensuse.org</text:span></text:span><text:span text:style-name="Default_20_Paragraph_20_Font"><text:span text:style-name="T1"> adresinden deneyebilirsiniz.</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1" svg:font-family="'DejaVu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Normal" style:family="paragraph">
      <style:paragraph-properties fo:hyphenation-ladder-count="no-limit"/>
      <style:text-properties fo:font-size="12pt" style:font-size-asian="12pt" style:font-size-complex="12pt"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09T10:40:03</meta:creation-date>
    <dc:date>2011-12-09T10:52:32</dc:date>
    <meta:editing-duration>PT3M32S</meta:editing-duration>
    <meta:editing-cycles>2</meta:editing-cycles>
    <meta:generator>LibreOffice/3.4$Unix LibreOffice_project/340m1$Build-302</meta:generator>
    <meta:document-statistic meta:table-count="0" meta:image-count="0" meta:object-count="0" meta:page-count="4" meta:paragraph-count="63" meta:word-count="713" meta:character-count="5593" meta:non-whitespace-character-count="4963"/>
  </office:meta>
</office:document-meta>
</file>